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officeooo:rsid="000c3243" officeooo:paragraph-rsid="000c3243" style:font-size-asian="15pt" style:font-weight-asian="bold" style:font-size-complex="15pt" style:font-weight-complex="bold"/>
    </style:style>
    <style:style style:name="P2" style:family="paragraph" style:parent-style-name="Standard">
      <style:paragraph-properties fo:text-align="justify" style:justify-single-word="false"/>
      <style:text-properties style:font-name="Times New Roman" officeooo:rsid="000c3243" officeooo:paragraph-rsid="000c3243"/>
    </style:style>
    <style:style style:name="P3" style:family="paragraph" style:parent-style-name="Standard">
      <style:paragraph-properties fo:text-align="justify" style:justify-single-word="false"/>
      <style:text-properties style:font-name="Times New Roman" officeooo:rsid="000f46d6" officeooo:paragraph-rsid="000f46d6"/>
    </style:style>
    <style:style style:name="P4" style:family="paragraph" style:parent-style-name="Standard">
      <style:paragraph-properties fo:text-align="justify" style:justify-single-word="false"/>
      <style:text-properties style:font-name="Times New Roman" officeooo:rsid="0013750a" officeooo:paragraph-rsid="0013750a"/>
    </style:style>
    <style:style style:name="P5" style:family="paragraph" style:parent-style-name="Standard">
      <style:paragraph-properties fo:text-align="justify" style:justify-single-word="false"/>
      <style:text-properties style:font-name="Times New Roman" officeooo:rsid="00154685" officeooo:paragraph-rsid="00154685"/>
    </style:style>
    <style:style style:name="P6" style:family="paragraph" style:parent-style-name="Standard">
      <style:paragraph-properties fo:text-align="justify" style:justify-single-word="false"/>
      <style:text-properties style:font-name="Times New Roman" officeooo:rsid="0015d83f" officeooo:paragraph-rsid="0015d83f"/>
    </style:style>
    <style:style style:name="P7" style:family="paragraph" style:parent-style-name="Standard">
      <style:paragraph-properties fo:text-align="justify" style:justify-single-word="false"/>
      <style:text-properties style:font-name="Times New Roman" officeooo:rsid="00175bc6" officeooo:paragraph-rsid="00175bc6"/>
    </style:style>
    <style:style style:name="P8" style:family="paragraph" style:parent-style-name="Standard" style:list-style-name="L1">
      <style:paragraph-properties fo:text-align="justify" style:justify-single-word="false"/>
      <style:text-properties style:font-name="Times New Roman" officeooo:rsid="000c3243" officeooo:paragraph-rsid="000c3243"/>
    </style:style>
    <style:style style:name="P9" style:family="paragraph" style:parent-style-name="Standard" style:list-style-name="L1">
      <style:paragraph-properties fo:text-align="justify" style:justify-single-word="false"/>
      <style:text-properties style:font-name="Times New Roman" officeooo:rsid="000d4b1f" officeooo:paragraph-rsid="000d4b1f"/>
    </style:style>
    <style:style style:name="P10" style:family="paragraph" style:parent-style-name="Standard" style:list-style-name="L1">
      <style:paragraph-properties fo:text-align="justify" style:justify-single-word="false"/>
      <style:text-properties style:font-name="Times New Roman" officeooo:rsid="000d4b1f" officeooo:paragraph-rsid="000f46d6"/>
    </style:style>
    <style:style style:name="P11" style:family="paragraph" style:parent-style-name="Standard">
      <style:paragraph-properties fo:text-align="justify" style:justify-single-word="false"/>
      <style:text-properties style:font-name="Times New Roman" officeooo:rsid="000f46d6" officeooo:paragraph-rsid="000f46d6"/>
    </style:style>
    <style:style style:name="P12" style:family="paragraph" style:parent-style-name="Standard" style:list-style-name="L2">
      <style:paragraph-properties fo:text-align="justify" style:justify-single-word="false"/>
      <style:text-properties style:font-name="Times New Roman" officeooo:rsid="000f46d6" officeooo:paragraph-rsid="000f46d6"/>
    </style:style>
    <style:style style:name="P13" style:family="paragraph" style:parent-style-name="Standard" style:list-style-name="L2">
      <style:paragraph-properties fo:text-align="justify" style:justify-single-word="false"/>
      <style:text-properties style:font-name="Times New Roman" officeooo:rsid="000f46d6" officeooo:paragraph-rsid="00109a75"/>
    </style:style>
    <style:style style:name="P14" style:family="paragraph" style:parent-style-name="Standard" style:list-style-name="L2">
      <style:paragraph-properties fo:text-align="justify" style:justify-single-word="false"/>
      <style:text-properties style:font-name="Times New Roman" officeooo:rsid="00109a75" officeooo:paragraph-rsid="00109a75"/>
    </style:style>
    <style:style style:name="P15" style:family="paragraph" style:parent-style-name="Standard" style:list-style-name="L2">
      <style:paragraph-properties fo:text-align="justify" style:justify-single-word="false"/>
      <style:text-properties style:font-name="Times New Roman" officeooo:rsid="00109a75" officeooo:paragraph-rsid="000f46d6"/>
    </style:style>
    <style:style style:name="P16" style:family="paragraph" style:parent-style-name="Standard" style:list-style-name="L2">
      <style:paragraph-properties fo:text-align="justify" style:justify-single-word="false"/>
      <style:text-properties style:font-name="Times New Roman" officeooo:rsid="00124f74" officeooo:paragraph-rsid="00124f74"/>
    </style:style>
    <style:style style:name="P17" style:family="paragraph" style:parent-style-name="Standard" style:list-style-name="L2">
      <style:paragraph-properties fo:text-align="justify" style:justify-single-word="false"/>
      <style:text-properties style:font-name="Times New Roman" officeooo:rsid="0013750a" officeooo:paragraph-rsid="0013750a"/>
    </style:style>
    <style:style style:name="P18" style:family="paragraph" style:parent-style-name="Standard">
      <style:paragraph-properties fo:text-align="justify" style:justify-single-word="false"/>
      <style:text-properties style:font-name="Times New Roman" officeooo:rsid="001932a1" officeooo:paragraph-rsid="001932a1"/>
    </style:style>
    <style:style style:name="P19" style:family="paragraph" style:parent-style-name="Standard">
      <style:paragraph-properties fo:text-align="justify" style:justify-single-word="false"/>
      <style:text-properties style:font-name="Times New Roman" officeooo:rsid="001b0b6e" officeooo:paragraph-rsid="001b0b6e"/>
    </style:style>
    <style:style style:name="P20" style:family="paragraph" style:parent-style-name="Standard" style:list-style-name="L3">
      <style:paragraph-properties fo:text-align="justify" style:justify-single-word="false"/>
      <style:text-properties style:font-name="Times New Roman" officeooo:rsid="001b0b6e" officeooo:paragraph-rsid="001b0b6e"/>
    </style:style>
    <style:style style:name="P21" style:family="paragraph" style:parent-style-name="Standard" style:list-style-name="L3">
      <style:paragraph-properties fo:text-align="justify" style:justify-single-word="false"/>
      <style:text-properties style:font-name="Times New Roman" officeooo:rsid="001c7c82" officeooo:paragraph-rsid="001c7c82"/>
    </style:style>
    <style:style style:name="P22" style:family="paragraph" style:parent-style-name="Standard">
      <style:paragraph-properties fo:text-align="justify" style:justify-single-word="false"/>
      <style:text-properties style:font-name="Times New Roman" officeooo:rsid="001c7c82" officeooo:paragraph-rsid="001c7c82"/>
    </style:style>
    <style:style style:name="P23" style:family="paragraph" style:parent-style-name="Standard" style:list-style-name="L4">
      <style:paragraph-properties fo:text-align="justify" style:justify-single-word="false"/>
      <style:text-properties style:font-name="Times New Roman" officeooo:rsid="001c7c82" officeooo:paragraph-rsid="001c7c82"/>
    </style:style>
    <style:style style:name="P24" style:family="paragraph" style:parent-style-name="Standard">
      <style:paragraph-properties fo:text-align="justify" style:justify-single-word="false"/>
      <style:text-properties style:font-name="Times New Roman" officeooo:rsid="001db742" officeooo:paragraph-rsid="001db742"/>
    </style:style>
    <style:style style:name="P25" style:family="paragraph" style:parent-style-name="Standard">
      <style:paragraph-properties fo:text-align="justify" style:justify-single-word="false"/>
      <style:text-properties style:font-name="Times New Roman" officeooo:rsid="001e2ed2" officeooo:paragraph-rsid="001e2ed2"/>
    </style:style>
    <style:style style:name="P26" style:family="paragraph" style:parent-style-name="Standard">
      <style:paragraph-properties fo:text-align="justify" style:justify-single-word="false"/>
      <style:text-properties style:font-name="Times New Roman" officeooo:rsid="001fd8eb" officeooo:paragraph-rsid="001fd8eb"/>
    </style:style>
    <style:style style:name="P27" style:family="paragraph" style:parent-style-name="Standard" style:list-style-name="L5">
      <style:paragraph-properties fo:text-align="justify" style:justify-single-word="false"/>
      <style:text-properties style:font-name="Times New Roman" officeooo:rsid="001fd8eb" officeooo:paragraph-rsid="001fd8eb"/>
    </style:style>
    <style:style style:name="P28" style:family="paragraph" style:parent-style-name="Standard">
      <style:paragraph-properties fo:text-align="justify" style:justify-single-word="false"/>
      <style:text-properties style:font-name="Times New Roman" officeooo:rsid="002069ef" officeooo:paragraph-rsid="002069ef"/>
    </style:style>
    <style:style style:name="P29" style:family="paragraph" style:parent-style-name="Standard" style:list-style-name="L6">
      <style:paragraph-properties fo:text-align="justify" style:justify-single-word="false"/>
      <style:text-properties style:font-name="Times New Roman" officeooo:rsid="002069ef" officeooo:paragraph-rsid="002069ef"/>
    </style:style>
    <style:style style:name="P30" style:family="paragraph" style:parent-style-name="Standard" style:list-style-name="L6">
      <style:paragraph-properties fo:text-align="justify" style:justify-single-word="false"/>
      <style:text-properties style:font-name="Times New Roman" officeooo:rsid="00226372" officeooo:paragraph-rsid="00226372"/>
    </style:style>
    <style:style style:name="P31" style:family="paragraph" style:parent-style-name="Standard">
      <style:paragraph-properties fo:text-align="justify" style:justify-single-word="false"/>
      <style:text-properties style:font-name="Times New Roman" officeooo:rsid="00226372" officeooo:paragraph-rsid="00226372"/>
    </style:style>
    <style:style style:name="P32" style:family="paragraph" style:parent-style-name="Standard">
      <style:paragraph-properties fo:text-align="justify" style:justify-single-word="false"/>
      <style:text-properties style:font-name="Times New Roman" officeooo:rsid="00250a9a" officeooo:paragraph-rsid="00250a9a"/>
    </style:style>
    <style:style style:name="P33" style:family="paragraph" style:parent-style-name="Standard" style:list-style-name="L7">
      <style:paragraph-properties fo:text-align="justify" style:justify-single-word="false"/>
      <style:text-properties officeooo:paragraph-rsid="00250a9a"/>
    </style:style>
    <style:style style:name="P34" style:family="paragraph" style:parent-style-name="Standard" style:list-style-name="L7">
      <style:paragraph-properties fo:text-align="justify" style:justify-single-word="false"/>
      <style:text-properties officeooo:rsid="00250a9a" officeooo:paragraph-rsid="00250a9a"/>
    </style:style>
    <style:style style:name="P35" style:family="paragraph" style:parent-style-name="Standard">
      <style:paragraph-properties fo:text-align="justify" style:justify-single-word="false"/>
      <style:text-properties officeooo:rsid="00250a9a" officeooo:paragraph-rsid="00250a9a"/>
    </style:style>
    <style:style style:name="P36" style:family="paragraph" style:parent-style-name="Standard">
      <style:paragraph-properties fo:text-align="justify" style:justify-single-word="false"/>
      <style:text-properties officeooo:rsid="0027d811" officeooo:paragraph-rsid="0027d811"/>
    </style:style>
    <style:style style:name="P37" style:family="paragraph" style:parent-style-name="Standard" style:list-style-name="L8">
      <style:paragraph-properties fo:text-align="justify" style:justify-single-word="false"/>
      <style:text-properties officeooo:rsid="0027d811" officeooo:paragraph-rsid="0027d811"/>
    </style:style>
    <style:style style:name="P38" style:family="paragraph" style:parent-style-name="Standard">
      <style:paragraph-properties fo:text-align="justify" style:justify-single-word="false"/>
      <style:text-properties officeooo:rsid="0029a5b7" officeooo:paragraph-rsid="0029a5b7"/>
    </style:style>
    <style:style style:name="P39" style:family="paragraph" style:parent-style-name="Standard" style:list-style-name="L9">
      <style:paragraph-properties fo:text-align="justify" style:justify-single-word="false"/>
      <style:text-properties officeooo:rsid="0029a5b7" officeooo:paragraph-rsid="0029a5b7"/>
    </style:style>
    <style:style style:name="P40" style:family="paragraph" style:parent-style-name="Standard" style:list-style-name="L9">
      <style:paragraph-properties fo:text-align="justify" style:justify-single-word="false"/>
      <style:text-properties officeooo:rsid="002a173e" officeooo:paragraph-rsid="002a173e"/>
    </style:style>
    <style:style style:name="T1" style:family="text">
      <style:text-properties officeooo:rsid="00109a75"/>
    </style:style>
    <style:style style:name="T2" style:family="text">
      <style:text-properties fo:font-weight="bold" style:font-weight-asian="bold" style:font-weight-complex="bold"/>
    </style:style>
    <style:style style:name="T3" style:family="text">
      <style:text-properties officeooo:rsid="00154685"/>
    </style:style>
    <style:style style:name="T4" style:family="text">
      <style:text-properties officeooo:rsid="00180f38"/>
    </style:style>
    <style:style style:name="T5" style:family="text">
      <style:text-properties officeooo:rsid="001c7c82"/>
    </style:style>
    <style:style style:name="T6" style:family="text">
      <style:text-properties officeooo:rsid="002069ef"/>
    </style:style>
    <style:style style:name="T7" style:family="text">
      <style:text-properties officeooo:rsid="0020ea7d"/>
    </style:style>
    <style:style style:name="T8" style:family="text">
      <style:text-properties style:font-name="Times New Roman"/>
    </style:style>
    <style:style style:name="T9" style:family="text">
      <style:text-properties style:font-name="Times New Roman" officeooo:rsid="00250a9a"/>
    </style:style>
    <style:style style:name="T10" style:family="text">
      <style:text-properties style:font-name="Times New Roman" officeooo:rsid="00262187"/>
    </style:style>
    <style:style style:name="T11" style:family="text">
      <style:text-properties style:font-name="Times New Roman" officeooo:rsid="0029a5b7"/>
    </style:style>
    <style:style style:name="T12" style:family="text">
      <style:text-properties style:font-name="Times New Roman" officeooo:rsid="002a173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4. FS</text:p>
      <text:p text:style-name="P2"/>
      <text:p text:style-name="P2">DIAPOSITIVA 1.</text:p>
      <text:p text:style-name="P2"/>
      <text:p text:style-name="P2">Archivo es un conjunto de información sobre un mismo tema, tratada como una unidad de almacenamiento y organizada de forma estructurada para la búsqueda de un dato individual.</text:p>
      <text:p text:style-name="P2"/>
      <text:p text:style-name="P2">Un archivo está compuesto de registros homogéneos que contienen información sobre el tema.</text:p>
      <text:p text:style-name="P2"/>
      <text:p text:style-name="P2">Los registros son las estructuras o unidades que forman el archivo y que contienen la información correspondiente a cada elemento individual.</text:p>
      <text:p text:style-name="P2"/>
      <text:p text:style-name="P2">Campo es un dato que forma parte de un registro y representa una información unitaria o independiente.</text:p>
      <text:p text:style-name="P2"/>
      <text:p text:style-name="P2">La información de un archivo se organiza en campos.</text:p>
      <text:p text:style-name="P2"/>
      <text:p text:style-name="P2">¿Cómo se leen y escriben los archivos?</text:p>
      <text:p text:style-name="P2">Normalmente se lee o se escribe todo el registro.</text:p>
      <text:p text:style-name="P2"/>
      <text:p text:style-name="P2">Desde el punto de vista físico, el almacenamiento de <text:s/>un archivo depende de la tecnología que se utilice: usb, disco…</text:p>
      <text:p text:style-name="P2"/>
      <text:p text:style-name="P2">Ejemplo: un disco (ejemplo de los sectores…). La cabeza de lectura o escritura se posiciona sobre el sector del disco. Esto es independiente de la forma en la que se organice la información.</text:p>
      <text:p text:style-name="P2">La información leída pasa al buffer y de ahí al programa. Controlado por el SO.</text:p>
      <text:p text:style-name="P2"/>
      <text:p text:style-name="P2">La TOC (tabla de contenidos) es la parte más externa del disco. La TOC contiene la dirección de los archivos en el disco.</text:p>
      <text:p text:style-name="P2"/>
      <text:p text:style-name="P2">DIAPOSITIVA 2</text:p>
      <text:p text:style-name="P2">Operaciones que se pueden hacer con un archivo: crear, copiar, borrar…</text:p>
      <text:p text:style-name="P2"/>
      <text:p text:style-name="P2">DIAP 3</text:p>
      <text:p text:style-name="P2"/>
      <text:p text:style-name="P2">DIAP 4</text:p>
      <text:p text:style-name="P2">Clasificación de los archivos según el tipo de registros:</text:p>
      <text:list xml:id="list7491415522993468680" text:style-name="L1">
        <text:list-item>
          <text:p text:style-name="P8">Longitud fija: todos los registros del fichero tienen los mismo campos y todos la misma longitud. Todos los registros son iguales.</text:p>
        </text:list-item>
        <text:list-item>
          <text:p text:style-name="P9">Longitud variable: registros no todos con la misma longitud, pero se sabe la longitud que tiene cada registro.</text:p>
          <text:list>
            <text:list-item>
              <text:p text:style-name="P9"/>
            </text:list-item>
          </text:list>
        </text:list-item>
        <text:list-item>
          <text:p text:style-name="P10">Indefinido: longitud variable, pero a priori no sabemos la longitud que va a tener. Hay que poner caracteres fin de campo. </text:p>
          <text:p text:style-name="P10"/>
        </text:list-item>
      </text:list>
      <text:p text:style-name="P3">Un carácter de control nos indica el final de un fichero. Son caracteres invisibles.</text:p>
      <text:p text:style-name="P3">Hay que evitar incluir en el fichero carácter de control, esto es fácil, pues estos caracteres no suelen tener una representación física.</text:p>
      <text:p text:style-name="P3"/>
      <text:p text:style-name="P3">///</text:p>
      <text:p text:style-name="P3">CONCEPTO DE DIRECTORIO: dice que ya lo sabemos</text:p>
      <text:p text:style-name="P3"/>
      <text:p text:style-name="P3"><text:soft-page-break/>///</text:p>
      <text:p text:style-name="P3">FORMAS DE ORGANIZAR LA INFORMACIÓN EN UN FICHERO:</text:p>
      <text:list xml:id="list510014024905781004" text:style-name="L2">
        <text:list-item>
          <text:p text:style-name="P12">Organización secuencial: se escriben y leen secuencialmente, en el mismo orden.</text:p>
          <text:list>
            <text:list-item>
              <text:p text:style-name="P13">Organización secuencial física: direcciones físicas en orden. Se da en dispositivos físicamente secuencial (ej: cinta magnética). <text:span text:style-name="T1">Se queda un vacío (gap) entre registros físicos.</text:span></text:p>
              <text:list>
                <text:list-item>
                  <text:p text:style-name="P14">Operaciones:</text:p>
                  <text:list>
                    <text:list-item>
                      <text:p text:style-name="P14">Añadir: al final</text:p>
                    </text:list-item>
                    <text:list-item>
                      <text:p text:style-name="P14">Consulta o recuperación: hay que recorrerlo todo</text:p>
                    </text:list-item>
                    <text:list-item>
                      <text:p text:style-name="P15">Inserción, Modificación y eliminación: peñazo</text:p>
                    </text:list-item>
                  </text:list>
                </text:list-item>
                <text:list-item>
                  <text:p text:style-name="P14">Ventajas e inconvenientes: eso ya tal y pasa a lo siguiente.</text:p>
                </text:list-item>
              </text:list>
            </text:list-item>
            <text:list-item>
              <text:p text:style-name="P12">Organización secuencial lógica: <text:span text:style-name="T1">físicamente no están escritos los registros secuencialmente. Se consigue encadenando registros (para lo que hay que utilizar punteros). En la TOC se obtendría el primer puntero, que nos lleva al primer registro, al final de éste hay otro puntero y así sucesivamente.</text:span></text:p>
              <text:list>
                <text:list-item>
                  <text:p text:style-name="P16">Recuperación de información: hay que leer todos los registros anteriores para ver los punteros.</text:p>
                </text:list-item>
                <text:list-item>
                  <text:p text:style-name="P16">Inserción: se puede hacer modificando los punteros.</text:p>
                </text:list-item>
                <text:list-item>
                  <text:p text:style-name="P17">Borrado: en los físicos no se borran, sino que se marcan como borran, periódicamente hay que regenerarlos (regrabar el cassette). En los secuenciales lógicos se puede borrar fácilmente, arreglando los punteros.</text:p>
                </text:list-item>
                <text:list-item>
                  <text:p text:style-name="P17">Modificación: ya tal y pasamos.</text:p>
                </text:list-item>
              </text:list>
            </text:list-item>
          </text:list>
        </text:list-item>
      </text:list>
      <text:p text:style-name="P4"/>
      <text:p text:style-name="P4">Organización secuencial: hay que leer todos los registros → peñazo.</text:p>
      <text:p text:style-name="P4"/>
      <text:p text:style-name="P4"><text:span text:style-name="T2">Organización secuencial indexada</text:span>: con índice. →<text:span text:style-name="T3"> como buscar un capítulo de un libro.</text:span></text:p>
      <text:p text:style-name="P4">Un archivo tiene zona de índices y registros.</text:p>
      <text:p text:style-name="P5">Tenemos la información ordenada por algún critrerio.</text:p>
      <text:p text:style-name="P6">Se utiliza una tabla formada por la llave (último elemento de la subdivisión) y la dirección de la primera cosa.</text:p>
      <text:p text:style-name="P6"/>
      <text:p text:style-name="P6">Esto ya tal y lo otro también….</text:p>
      <text:p text:style-name="P6"/>
      <text:p text:style-name="P7">Problema con la secuencial indexada: inserción: como la tabla y la zona de información son el secuenciales, no puedo insertar</text:p>
      <text:p text:style-name="P7">El borrado y lo otro tal…</text:p>
      <text:p text:style-name="P7"/>
      <text:p text:style-name="P7">ORGANIZACIÓN DIRECTA O ALEATORIA.</text:p>
      <text:p text:style-name="P7">Cada registro está en cualquier lugar. Tiene que haber un campo que diga donde está cada registro.</text:p>
      <text:p text:style-name="P7">Ya tal…</text:p>
      <text:p text:style-name="P7"/>
      <text:p text:style-name="P7">Posibilidades: luego ya tal…</text:p>
      <text:p text:style-name="P7"/>
      <text:p text:style-name="P7">Se me va a escapar un dedo como intente escribir más rápido.</text:p>
      <text:p text:style-name="P7"/>
      <text:p text:style-name="P7">DIRECCIONAMIENTO DIRECTO: lo que identifica al registro me da la posición que ocupa. Ejemplo: la habitación de un hotel.</text:p>
      <text:p text:style-name="P7">DIRECCIONAMIENTO <text:span text:style-name="T4">ASOCIADO: con ese identificador voy a una tabla y la tabla me da la dirección.</text:span></text:p>
      <text:p text:style-name="P18">DIRECCIONAMIENTO CALCULADO (HASHING): tengo la clave que identifica, la doy como argumento a una fórmula y como resultado la fórmula me da la dirección.</text:p>
      <text:p text:style-name="P18"><text:soft-page-break/>///</text:p>
      <text:p text:style-name="P19">BASES DE DATOS: CONCEPTO Y TIPOS.</text:p>
      <text:p text:style-name="P19">En la medida en la que se tuvieron más aplicaciones aparecieron inconvenientes en los sistemas de ficheros.</text:p>
      <text:list xml:id="list7537997702972011655" text:style-name="L3">
        <text:list-item>
          <text:p text:style-name="P20">Dificultad de mantenimiento: al tener ficheros redundantes, es complicado actualizarlos siempre todos, pueden quedar algunos desactualizados.</text:p>
        </text:list-item>
        <text:list-item>
          <text:p text:style-name="P20">Redundancia: se repite información, malgasto de almacenamiento</text:p>
          <text:list>
            <text:list-item>
              <text:p text:style-name="P20">Redundancia directa: aparece información exactamente duplicada. ej.: el nombre en muchos ficheros</text:p>
            </text:list-item>
            <text:list-item>
              <text:p text:style-name="P20">Redundancia indirecta: Mucha de la información se podría obtener a partir de otros datos. Esta redundancia puede ser útil para verificar información: letra del DNI</text:p>
            </text:list-item>
          </text:list>
        </text:list-item>
        <text:list-item>
          <text:p text:style-name="P20">Rigidez de búsqueda: <text:span text:style-name="T5">El archivo se concibe para acceder a los datos de un determinado modo. Sin embargo…</text:span></text:p>
        </text:list-item>
        <text:list-item>
          <text:p text:style-name="P21">Dependencia de los programas</text:p>
        </text:list-item>
        <text:list-item>
          <text:p text:style-name="P21">Seguridad: una vez abierto el fichero, el programa podría acceder a toda la información. El sistema de archivos es deficitario en seguridad.</text:p>
        </text:list-item>
      </text:list>
      <text:p text:style-name="P22"/>
      <text:p text:style-name="P22">CONCEPTO DE BASES DE DATOS</text:p>
      <text:p text:style-name="P22">70s: Se construye un software sobre los archivos que gestiona y resuelve los problemas de los sistema de archivos. Son los sistemas de gestión de archivos.</text:p>
      <text:p text:style-name="P22"/>
      <text:p text:style-name="P22">80s: Se crean las bases de datos: Sistemas formados por un conjunto de datos y paquete software para gestión de datos de tal modo que:</text:p>
      <text:list xml:id="list6336451348582472964" text:style-name="L4">
        <text:list-item>
          <text:p text:style-name="P23">se controla el almacenamiento de datos redundantes</text:p>
        </text:list-item>
        <text:list-item>
          <text:p text:style-name="P23">los datos resultan independientes de los programas que los usan.</text:p>
        </text:list-item>
        <text:list-item>
          <text:p text:style-name="P23">Se almacenan las relaciones entre los datos junto con éstos</text:p>
        </text:list-item>
        <text:list-item>
          <text:p text:style-name="P23">Se puede acceder a los datos de diversas formas.</text:p>
        </text:list-item>
      </text:list>
      <text:p text:style-name="P24"/>
      <text:p text:style-name="P24">En la base de datos están los campos. Hay que introducir la idea de Entidad y ligar los campos que tenga, establecer las relaciones.</text:p>
      <text:p text:style-name="P24">Se definen las entidades y cada entidad tiene diferentes campos → Esquema de la base de datos</text:p>
      <text:p text:style-name="P24"/>
      <text:p text:style-name="P24">Teniendo el esquema de la base de datos, puedo utilizar un programa para extraer unos datos.</text:p>
      <text:p text:style-name="P24">Vista: trozo de esquema al que puede acceder un usuario (subesquemas)</text:p>
      <text:p text:style-name="P25">Software de gestión <text:s/>de base de datos → evolución del sistema de gestión de archivos.</text:p>
      <text:p text:style-name="P25"/>
      <text:p text:style-name="P25">///</text:p>
      <text:p text:style-name="P26">ÚLTIMAS DOS DIAPOSITIVAS:</text:p>
      <text:p text:style-name="P26">Cualquier software de gestión de base de datos tienen tres lenguajes:</text:p>
      <text:list xml:id="list388087466027695609" text:style-name="L5">
        <text:list-item>
          <text:p text:style-name="P27">Lenguaje DBL: lenguaje de definición de la base de datos. Se utiliza para crear el esquema.</text:p>
        </text:list-item>
        <text:list-item>
          <text:p text:style-name="P27">DML: lenguaje de manipulación de datos: se utiliza para el acceso a la base de datos desde lenguajes de alto nivel en modo conversacional.</text:p>
        </text:list-item>
        <text:list-item>
          <text:p text:style-name="P27">DDL: Lenguaje de descripción de datos: <text:span text:style-name="T6">usado para la descripción del esquema y los subesqeumas.</text:span></text:p>
        </text:list-item>
      </text:list>
      <text:p text:style-name="P26"/>
      <text:p text:style-name="P28">///</text:p>
      <text:p text:style-name="P28">CARACTERÍSTICAS DE UN SISTEMA DE DATOS</text:p>
      <text:list xml:id="list2128098438804663439" text:style-name="L6">
        <text:list-item>
          <text:p text:style-name="P29">Acceso múltiple</text:p>
        </text:list-item>
        <text:list-item>
          <text:p text:style-name="P29">Utilización múltiple</text:p>
        </text:list-item>
        <text:list-item>
          <text:p text:style-name="P29">Flexibilidad</text:p>
        </text:list-item>
        <text:list-item>
          <text:p text:style-name="P29">Seguridad</text:p>
        </text:list-item>
        <text:list-item>
          <text:p text:style-name="P29"><text:soft-page-break/>Protección contra fallos: <text:span text:style-name="T7">mecanismos de recuperación.</text:span></text:p>
        </text:list-item>
        <text:list-item>
          <text:p text:style-name="P30">Independencia física: se puede utilizar cualquier soporte físico.</text:p>
        </text:list-item>
        <text:list-item>
          <text:p text:style-name="P30">Independencia lógica: independiente del programa que se utilice.</text:p>
        </text:list-item>
        <text:list-item>
          <text:p text:style-name="P30">Redundancia controlada</text:p>
        </text:list-item>
        <text:list-item>
          <text:p text:style-name="P30">Interfaz de alto nivel</text:p>
        </text:list-item>
        <text:list-item>
          <text:p text:style-name="P30">Interrogación directa (“query”)</text:p>
        </text:list-item>
      </text:list>
      <text:p text:style-name="P31"/>
      <text:p text:style-name="P32">ESTRUCTURA DE LA BASE DE DATOS.</text:p>
      <text:p text:style-name="P32">Entidad, atributos, campos… dice que ya lo ha explicado</text:p>
      <text:p text:style-name="P32"/>
      <text:list xml:id="list3349408843436276904" text:style-name="L7">
        <text:list-item>
          <text:p text:style-name="P33"><text:span text:style-name="T9">Registro: dos cosas:</text:span></text:p>
          <text:list>
            <text:list-item>
              <text:p text:style-name="P34"><text:span text:style-name="T8">tipo de registro</text:span></text:p>
            </text:list-item>
            <text:list-item>
              <text:p text:style-name="P34"><text:span text:style-name="T8">información concreta que se encuentra en el registros</text:span></text:p>
            </text:list-item>
          </text:list>
        </text:list-item>
      </text:list>
      <text:p text:style-name="P35"><text:span text:style-name="T8"/></text:p>
      <text:p text:style-name="P35"><text:span text:style-name="T8">En </text:span><text:span text:style-name="T10">una base de datos es necesario que existan uno o varios campos clave.</text:span></text:p>
      <text:p text:style-name="P35"><text:span text:style-name="T10"/></text:p>
      <text:p text:style-name="P36"><text:span text:style-name="T10">T</text:span><text:span text:style-name="T8">IPOS DE RELACIONES ENTRE ENTIDADES.</text:span></text:p>
      <text:list xml:id="list8133807910660019711" text:style-name="L8">
        <text:list-item>
          <text:p text:style-name="P37"><text:span text:style-name="T8">Relación 1 a 1: </text:span><text:span text:style-name="T11">alumno ↔ espediente</text:span></text:p>
        </text:list-item>
        <text:list-item>
          <text:p text:style-name="P37"><text:span text:style-name="T8">1 a n: </text:span><text:span text:style-name="T11">alumno ↔ libro</text:span></text:p>
        </text:list-item>
        <text:list-item>
          <text:p text:style-name="P37"><text:span text:style-name="T8">muchos a muchos: n a n (un caso particular es n a 1): <text:s/></text:span><text:span text:style-name="T11">profesor ↔ alumno</text:span></text:p>
        </text:list-item>
      </text:list>
      <text:p text:style-name="P36"><text:span text:style-name="T11"/></text:p>
      <text:p text:style-name="P38"><text:span text:style-name="T8">esto ya lo ha explicado y pasamos…</text:span></text:p>
      <text:p text:style-name="P38"><text:span text:style-name="T8"/></text:p>
      <text:p text:style-name="P38"><text:span text:style-name="T8">TIPOS DE BASES DE DATOS</text:span></text:p>
      <text:list xml:id="list4587932096253768335" text:style-name="L9">
        <text:list-item>
          <text:p text:style-name="P39"><text:span text:style-name="T8">Jerárquicas: estructura 1 a n. Estructura de árbol, termina en un solo vértice.</text:span></text:p>
        </text:list-item>
        <text:list-item>
          <text:p text:style-name="P39"><text:span text:style-name="T8">Bases de datos en red: modelo similar al jerárquico, en donde pueden darse también relaciones muchos a muchos. </text:span><text:span text:style-name="T12">Estructura de muchos árboles. La realción base es n a n.</text:span></text:p>
        </text:list-item>
        <text:list-item>
          <text:p text:style-name="P40"><text:span text:style-name="T8">Bases de datos relacionales: </text:span></text:p>
          <text:list>
            <text:list-item>
              <text:p text:style-name="P40"><text:span text:style-name="T8">Una base de datos relacional está formada por tablas. Una tabla es una estructura bidimensional formada por una sucesión de registros del mismo tipo.</text:span></text:p>
            </text:list-item>
            <text:list-item>
              <text:p text:style-name="P40"><text:span text:style-name="T8">Si se impone ciertas condiciones a las tablas, se pueden tratar como relaciones matemáticas.</text:span></text:p>
            </text:list-item>
            <text:list-item>
              <text:p text:style-name="P40"><text:span text:style-name="T8">Las tablas deben cumplir las siguientes condiciones:</text:span></text:p>
              <text:list>
                <text:list-item>
                  <text:p text:style-name="P40"><text:span text:style-name="T8">Todos los registros de una tabla son del mismo tipo. Para almacenar registros de distinto tipo se usan tablas distintas</text:span></text:p>
                </text:list-item>
                <text:list-item>
                  <text:p text:style-name="P40"><text:span text:style-name="T8">En ninguna tabla aparecen campos repetidos</text:span></text:p>
                </text:list-item>
                <text:list-item>
                  <text:p text:style-name="P40"><text:span text:style-name="T8">En ninguna tabla existen registros duplicados</text:span></text:p>
                </text:list-item>
                <text:list-item>
                  <text:p text:style-name="P40"><text:span text:style-name="T8">El orden de los registros en la tabla es indiferente. En cada momento se pueden recuperar los registros de un orden particular.</text:span></text:p>
                </text:list-item>
                <text:list-item>
                  <text:p text:style-name="P40"><text:span text:style-name="T8">En cada tabla hay...</text:span></text:p>
                </text:list-item>
              </text:list>
            </text:list-item>
          </text:list>
        </text:list-item>
      </text:list>
      <text:p text:style-name="P36"><text:span text:style-name="T8"/></text:p>
      <text:p text:style-name="P3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8:38:07.898138796</meta:creation-date>
    <dc:date>2017-12-15T11:33:57.264247525</dc:date>
    <meta:editing-duration>PT1H6M7S</meta:editing-duration>
    <meta:editing-cycles>20</meta:editing-cycles>
    <meta:generator>LibreOffice/5.1.6.2$Linux_X86_64 LibreOffice_project/10m0$Build-2</meta:generator>
    <meta:document-statistic meta:table-count="0" meta:image-count="0" meta:object-count="0" meta:page-count="4" meta:paragraph-count="120" meta:word-count="1406" meta:character-count="8378" meta:non-whitespace-character-count="7143"/>
  </office:meta>
</office:document-meta>
</file>